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2">
      <style:paragraph-properties fo:margin-left="1.27cm" fo:margin-right="0cm" fo:line-height="115%" fo:text-indent="-0.635cm" style:auto-text-indent="false" style:writing-mode="lr-tb"/>
      <style:text-properties fo:font-size="12pt" fo:language="ru" fo:country="RU" fo:font-weight="normal" officeooo:rsid="000684bd" officeooo:paragraph-rsid="00087ac9" style:font-size-asian="12pt" style:font-weight-asian="normal" style:font-size-complex="12pt" style:font-weight-complex="normal"/>
    </style:style>
    <style:style style:name="P2" style:family="paragraph" style:parent-style-name="List_20_Paragraph" style:list-style-name="L2">
      <style:paragraph-properties fo:margin-left="1.27cm" fo:margin-right="0cm" fo:line-height="115%" fo:text-align="start" style:justify-single-word="false" fo:text-indent="-0.635cm" style:auto-text-indent="false" style:writing-mode="lr-tb"/>
      <style:text-properties fo:font-size="12pt" fo:language="ru" fo:country="RU" fo:font-weight="normal" officeooo:rsid="000684bd" officeooo:paragraph-rsid="00087ac9" style:font-size-asian="12pt" style:font-weight-asian="normal" style:font-size-complex="12pt" style:font-weight-complex="normal"/>
    </style:style>
    <style:style style:name="P3" style:family="paragraph" style:parent-style-name="List_20_Paragraph" style:list-style-name="L2">
      <style:paragraph-properties fo:margin-left="1.27cm" fo:margin-right="0cm" fo:line-height="115%" fo:text-align="start" style:justify-single-word="false" fo:text-indent="-0.635cm" style:auto-text-indent="false" style:writing-mode="lr-tb"/>
      <style:text-properties fo:font-size="12pt" fo:language="ru" fo:country="RU" fo:font-weight="normal" officeooo:rsid="00087ac9" officeooo:paragraph-rsid="00087ac9" style:font-size-asian="12pt" style:font-weight-asian="normal" style:font-size-complex="12pt" style:font-weight-complex="normal"/>
    </style:style>
    <style:style style:name="P4" style:family="paragraph" style:parent-style-name="List_20_Paragraph" style:list-style-name="L2">
      <style:paragraph-properties fo:margin-left="1.27cm" fo:margin-right="0cm" fo:line-height="115%" fo:text-align="start" style:justify-single-word="false" fo:text-indent="-0.635cm" style:auto-text-indent="false" style:writing-mode="lr-tb"/>
      <style:text-properties fo:font-size="12pt" fo:language="ru" fo:country="RU" fo:font-weight="normal" officeooo:rsid="000a3a4a" officeooo:paragraph-rsid="000a3a4a" style:font-size-asian="12pt" style:font-weight-asian="normal" style:font-size-complex="12pt" style:font-weight-complex="normal"/>
    </style:style>
    <style:style style:name="P5" style:family="paragraph" style:parent-style-name="List_20_Paragraph" style:list-style-name="L2">
      <style:paragraph-properties fo:margin-left="1.27cm" fo:margin-right="0cm" fo:line-height="115%" fo:text-align="start" style:justify-single-word="false" fo:text-indent="-0.635cm" style:auto-text-indent="false" style:writing-mode="lr-tb"/>
      <style:text-properties fo:font-size="12pt" fo:language="ru" fo:country="RU" fo:font-weight="bold" officeooo:rsid="000a3a4a" officeooo:paragraph-rsid="000a3a4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normal" officeooo:rsid="00039b3e" officeooo:paragraph-rsid="00031a96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officeooo:rsid="00031a96" officeooo:paragraph-rsid="00031a9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ru" fo:country="RU" fo:font-weight="bold" officeooo:rsid="00031a96" officeooo:paragraph-rsid="00031a96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language="ru" fo:country="RU" fo:font-weight="bold" officeooo:rsid="0006711c" officeooo:paragraph-rsid="0006711c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language="ru" fo:country="RU" fo:font-weight="bold" officeooo:rsid="000684bd" officeooo:paragraph-rsid="000684bd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language="ru" fo:country="RU" fo:font-weight="normal" officeooo:rsid="00039b3e" officeooo:paragraph-rsid="00039b3e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language="ru" fo:country="RU" fo:font-weight="normal" officeooo:rsid="0006711c" officeooo:paragraph-rsid="0006711c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language="ru" fo:country="RU" fo:font-weight="normal" officeooo:rsid="000684bd" officeooo:paragraph-rsid="000684bd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0c14a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39b3e" style:font-weight-asian="normal" style:font-weight-complex="normal"/>
    </style:style>
    <style:style style:name="T3" style:family="text">
      <style:text-properties fo:language="en" fo:country="US" fo:font-weight="normal" officeooo:rsid="00059127" style:font-weight-asian="normal" style:font-weight-complex="normal"/>
    </style:style>
    <style:style style:name="T4" style:family="text">
      <style:text-properties fo:language="en" fo:country="US" fo:font-weight="normal" officeooo:rsid="000c14a2" style:font-weight-asian="normal" style:font-weight-complex="normal"/>
    </style:style>
    <style:style style:name="T5" style:family="text">
      <style:text-properties fo:language="en" fo:country="US" fo:font-weight="normal" officeooo:rsid="000c319a" style:font-weight-asian="normal" style:font-weight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0684bd" style:font-weight-asian="bold" style:font-weight-complex="bold"/>
    </style:style>
    <style:style style:name="T8" style:family="text">
      <style:text-properties fo:language="en" fo:country="US" officeooo:rsid="00031a96"/>
    </style:style>
    <style:style style:name="T9" style:family="text">
      <style:text-properties fo:language="en" fo:country="US" officeooo:rsid="000684bd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officeooo:rsid="000684bd" style:font-weight-asian="normal" style:font-weight-complex="normal"/>
    </style:style>
    <style:style style:name="T12" style:family="text">
      <style:text-properties fo:language="ru" fo:country="RU" fo:font-weight="normal" officeooo:rsid="000c14a2" style:font-weight-asian="normal" style:font-weight-complex="normal"/>
    </style:style>
    <style:style style:name="T13" style:family="text">
      <style:text-properties fo:language="ru" fo:country="RU" fo:font-weight="normal" officeooo:rsid="000c319a" style:font-weight-asian="normal" style:font-weight-complex="normal"/>
    </style:style>
    <style:style style:name="T14" style:family="text">
      <style:text-properties fo:language="ru" fo:country="RU" officeooo:rsid="000c319a"/>
    </style:style>
    <style:style style:name="T15" style:family="text">
      <style:text-properties fo:font-weight="normal" officeooo:rsid="00039b3e" style:font-weight-asian="normal" style:font-weight-complex="normal"/>
    </style:style>
    <style:style style:name="T16" style:family="text">
      <style:text-properties fo:font-weight="normal" officeooo:rsid="00059127" style:font-weight-asian="normal" style:font-weight-complex="normal"/>
    </style:style>
    <style:style style:name="T17" style:family="text">
      <style:text-properties fo:font-weight="normal" officeooo:rsid="0006711c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87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Инструкция по использованию программы для сортировки</text:p>
      <text:p text:style-name="P7"><text:span text:style-name="T1"><text:s/>текстовых файлов ConsoleSort</text:span></text:p>
      <text:p text:style-name="P7"><text:span text:style-name="T1"/></text:p>
      <text:p text:style-name="P8"><text:span text:style-name="T1"><text:tab/></text:span><text:span text:style-name="T2"> </text:span><text:span text:style-name="T15">Данная программа разработана на языке </text:span><text:span text:style-name="T2">Java. </text:span><text:span text:style-name="T15">Для запуска необходимо, </text:span><text:span text:style-name="T16">чтобы </text:span><text:span text:style-name="T3">Java </text:span><text:span text:style-name="T16">была установлена на вашем </text:span><text:span text:style-name="T17">компьютере</text:span><text:span text:style-name="T16">. Загрузить </text:span><text:span text:style-name="T3">Java </text:span><text:span text:style-name="T16">можно </text:span><text:a xlink:type="simple" xlink:href="https://www.java.com/ru/download/manual.jsp" text:style-name="Internet_20_link" text:visited-style-name="Visited_20_Internet_20_Link"><text:span text:style-name="T16">здесь</text:span></text:a><text:span text:style-name="T16">.</text:span></text:p>
      <text:p text:style-name="P6"/>
      <text:list xml:id="list3375859374" text:style-name="L2">
        <text:list-item>
          <text:p text:style-name="P11">Установите программу к себе на компьютер путем копирования папки ConsoleSort на свой компьютер;</text:p>
        </text:list-item>
        <text:list-item>
          <text:p text:style-name="P12">Откройте консоль управления своей операционной системы;</text:p>
        </text:list-item>
        <text:list-item>
          <text:p text:style-name="P12">Войдите в папку Приложения по следующему пути:</text:p>
          <text:p text:style-name="P9"><text:span text:style-name="T9">\</text:span><text:span text:style-name="T8">...\ConsoleSort\out\production\consolesort</text:span></text:p>
        </text:list-item>
        <text:list-item>
          <text:p text:style-name="P13">Запустите приложение выполнив команду:</text:p>
          <text:p text:style-name="P13"><text:s/><text:span text:style-name="T18">java com.console.sort.ConsoleSort</text:span></text:p>
        </text:list-item>
        <text:list-item>
          <text:p text:style-name="P13">Скопируйте необходимый текстовый файл в папку Приложения:</text:p>
          <text:p text:style-name="P10">\ConsoleSort\toSort</text:p>
        </text:list-item>
        <text:list-item>
          <text:p text:style-name="P14"><text:span text:style-name="T11">Введите имя файла </text:span><text:span text:style-name="T4">c </text:span><text:span text:style-name="T12">рас</text:span><text:span text:style-name="T13">ш</text:span><text:span text:style-name="T4">ирением </text:span><text:span text:style-name="T13">в с</text:span><text:span text:style-name="T13">ледующем форма</text:span><text:span text:style-name="T13">те</text:span><text:span text:style-name="T12">:</text:span></text:p>
          <text:p text:style-name="P14"><text:span text:style-name="T7">consolesort.txt </text:span><text:span text:style-name="T11">и нажмите </text:span><text:span text:style-name="T7">Enter;</text:span></text:p>
        </text:list-item>
        <text:list-item>
          <text:p text:style-name="P13">Выберите следующий тип сорти<text:span text:style-name="T19">ровки указав соответствующую цифру:</text:span></text:p>
          <text:p text:style-name="P1"><text:span text:style-name="T19">1 - </text:span>По алфавиту;</text:p>
          <text:p text:style-name="P1"><text:span text:style-name="T19">2 - </text:span>По количеству символов в строке;</text:p>
          <text:p text:style-name="P2"><text:span text:style-name="T19">3 - </text:span>По <text:span text:style-name="T19">указанному порядковому номеру </text:span>слов<text:span text:style-name="T19">а</text:span> в строке.</text:p>
        </text:list-item>
        <text:list-item>
          <text:p text:style-name="P3">Нажмите <text:span text:style-name="T6">Enter</text:span></text:p>
          <text:p text:style-name="P3">В случае, если Вы указали номер 3, то Вам будет предложено выбрать (из предлагаемого доступного диапазона для сортировки всех строк файла) порядковый номер слова.</text:p>
          <text:p text:style-name="P3">Нажмите <text:span text:style-name="T6">Enter</text:span><text:span text:style-name="T1">.</text:span></text:p>
        </text:list-item>
        <text:list-item>
          <text:p text:style-name="P4">Текстовый файл отсортирован и находится в папке Приложения:</text:p>
          <text:p text:style-name="P5">\ConsoleSort\sorted</text:p>
        </text:list-item>
        <text:list-item>
          <text:p text:style-name="P4">Спасибо за использование <text:span text:style-name="T1">ConsoleSort.</text:span></text:p>
          <text:p text:style-name="P1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4pt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1T13:12:19.746000000</meta:creation-date>
    <dc:date>2020-10-11T15:51:54.115000000</dc:date>
    <meta:editing-duration>PT14M29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3" meta:word-count="160" meta:character-count="1190" meta:non-whitespace-character-count="1059"/>
  </office:meta>
</office:document-meta>
</file>